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b5334" officeooo:paragraph-rsid="000b5334"/>
    </style:style>
    <style:style style:name="P11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2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a5dce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10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1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Arbeitsgruppe: </text:p>
            <text:p text:style-name="P13"><text:s/></text:p>
            <text:p text:style-name="P12"><text:s/></text:p>
            <text:p text:style-name="P7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5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3">Zeit / Ort: <text:s/></text:p>
            <text:p text:style-name="P12"><text:s/></text:p>
            <text:p text:style-name="P7">Anwesende: <text:s/></text:p>
          </table:table-cell>
          <table:table-cell table:style-name="Tabelle2.A1" office:value-type="string">
            <text:p text:style-name="P13"><text:s/>08:56 Oldenburg (im BZTG)</text:p>
            <text:p text:style-name="P7"><text:s/></text:p>
            <text:p text:style-name="P7">Tarek, Tobias, Thei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5">An der Dokumentation weiterarbeiten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5">Sammlung von Vorgängen, Ideen zur Programmierung <text:s/></text:p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10">Infrarot-Distanz-Sensor anbauen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5">OIL aktualisieren, </text:p>
            <text:p text:style-name="P5">Programmierarbeit fortsetzen.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4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Oldenburg, den </text:p>
            <text:p text:style-name="P4"><text:span text:style-name="T1">17.0</text:span><text:bookmark text:name="_GoBack"/><text:span text:style-name="T1">2.2014</text:span>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8</meta:editing-cycles>
    <meta:creation-date>2014-01-27T08:27:00</meta:creation-date>
    <dc:date>2014-03-11T20:07:13.424024378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7" meta:word-count="57" meta:character-count="466" meta:non-whitespace-character-count="39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